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4.936cm" svg:y1="0.968cm" svg:x2="5.001cm" svg:y2="19.973cm" svg:d="M4936 968l65 19005" svg:viewBox="0 0 66 19006">
          <text:p/>
        </draw:connector>
        <draw:connector draw:style-name="gr1" draw:text-style-name="P1" xml:id="id2" draw:id="id2" draw:layer="layout" draw:type="line" svg:x1="4.936cm" svg:y1="0.968cm" svg:x2="28.717cm" svg:y2="1cm" draw:start-shape="id1" draw:start-glue-point="2" svg:d="M4936 968l23781 32" svg:viewBox="0 0 23782 33">
          <text:p/>
        </draw:connector>
        <draw:connector draw:style-name="gr1" draw:text-style-name="P1" xml:id="id3" draw:id="id3" draw:layer="layout" draw:type="line" svg:x1="28.717cm" svg:y1="1cm" svg:x2="28.684cm" svg:y2="20.005cm" draw:start-shape="id2" draw:start-glue-point="3" svg:d="M28717 1000l-33 19005" svg:viewBox="0 0 34 19006">
          <text:p/>
        </draw:connector>
        <draw:connector draw:style-name="gr1" draw:text-style-name="P1" xml:id="id5" draw:id="id5" draw:layer="layout" draw:type="line" svg:x1="28.684cm" svg:y1="20.005cm" svg:x2="20.037cm" svg:y2="20.069cm" draw:start-shape="id3" draw:start-glue-point="3" svg:d="M28684 20005l-8647 64" svg:viewBox="0 0 8648 65">
          <text:p/>
        </draw:connector>
        <draw:connector draw:style-name="gr1" draw:text-style-name="P1" xml:id="id4" draw:id="id4" draw:layer="layout" draw:type="line" svg:x1="5.001cm" svg:y1="19.973cm" svg:x2="17.682cm" svg:y2="20.005cm" draw:start-shape="id1" draw:start-glue-point="3" svg:d="M5001 19973l12681 32" svg:viewBox="0 0 12682 33">
          <text:p/>
        </draw:connector>
        <draw:connector draw:style-name="gr1" draw:text-style-name="P1" draw:layer="layout" draw:type="line" svg:x1="17.682cm" svg:y1="20.005cm" svg:x2="17.682cm" svg:y2="18.037cm" draw:start-shape="id4" draw:start-glue-point="3" svg:d="M17682 20005v-1968" svg:viewBox="0 0 1 1969">
          <text:p/>
        </draw:connector>
        <draw:connector draw:style-name="gr1" draw:text-style-name="P1" draw:layer="layout" draw:type="line" svg:x1="17.682cm" svg:y1="20.005cm" svg:x2="17.682cm" svg:y2="20.973cm" draw:start-shape="id4" draw:start-glue-point="3" svg:d="M17682 20005v968" svg:viewBox="0 0 1 969">
          <text:p/>
        </draw:connector>
        <draw:connector draw:style-name="gr1" draw:text-style-name="P1" draw:layer="layout" draw:type="line" svg:x1="20.037cm" svg:y1="20.069cm" svg:x2="20.005cm" svg:y2="18.069cm" draw:start-shape="id5" draw:start-glue-point="3" svg:d="M20037 20069l-32-2000" svg:viewBox="0 0 33 2001">
          <text:p/>
        </draw:connector>
        <draw:connector draw:style-name="gr1" draw:text-style-name="P1" draw:layer="layout" draw:type="line" svg:x1="20.037cm" svg:y1="20.069cm" svg:x2="20.069cm" svg:y2="20.908cm" draw:start-shape="id5" draw:start-glue-point="3" svg:d="M20037 20069l32 839" svg:viewBox="0 0 33 840">
          <text:p/>
        </draw:connector>
        <draw:custom-shape draw:style-name="gr2" draw:text-style-name="P1" draw:layer="layout" svg:width="0.9cm" svg:height="1.3cm" svg:x="5cm" svg:y="8.5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5cm" svg:y="10.4cm">
          <text:p text:style-name="P1">0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5cm" svg:y="16.4cm">
          <text:p text:style-name="P1">07</text:p>
          <draw:enhanced-geometry svg:viewBox="0 0 21600 21600" draw:type="rectangle" draw:enhanced-path="M 0 0 L 21600 0 21600 21600 0 21600 0 0 Z N"/>
        </draw:custom-shape>
        <draw:connector draw:style-name="gr1" draw:text-style-name="P1" xml:id="id6" draw:id="id6" draw:layer="layout" draw:type="line" svg:x1="4.936cm" svg:y1="7.97cm" svg:x2="2cm" svg:y2="8.002cm" svg:d="M4936 7970l-2936 32" svg:viewBox="0 0 2937 33">
          <text:p/>
        </draw:connector>
        <draw:connector draw:style-name="gr1" draw:text-style-name="P1" xml:id="id7" draw:id="id7" draw:layer="layout" draw:type="line" svg:x1="2cm" svg:y1="8.002cm" svg:x2="2cm" svg:y2="12.067cm" draw:start-shape="id6" draw:start-glue-point="3" svg:d="M2000 8002v4065" svg:viewBox="0 0 1 4066">
          <text:p/>
        </draw:connector>
        <draw:connector draw:style-name="gr1" draw:text-style-name="P1" draw:layer="layout" draw:type="line" svg:x1="2cm" svg:y1="12.067cm" svg:x2="4.936cm" svg:y2="12.1cm" draw:start-shape="id7" draw:start-glue-point="3" svg:d="M2000 12067l2936 33" svg:viewBox="0 0 2937 34">
          <text:p/>
        </draw:connector>
        <draw:frame draw:style-name="gr3" draw:text-style-name="P2" draw:layer="layout" svg:width="3.076cm" svg:height="2.384cm" svg:x="1.924cm" svg:y="8.9cm">
          <draw:text-box>
            <text:p text:style-name="P2"><text:span text:style-name="T1">Bastidor</text:span></text:p>
            <text:p text:style-name="P2"><text:span text:style-name="T1"/></text:p>
            <text:p text:style-name="P2"><text:span text:style-name="T1">Elevado</text:span></text:p>
          </draw:text-box>
        </draw:frame>
        <draw:frame draw:style-name="gr4" draw:text-style-name="P3" draw:layer="layout" svg:width="9.3cm" svg:height="4.517cm" svg:x="12.5cm" svg:y="7.5cm">
          <draw:text-box>
            <text:p text:style-name="P3"><text:span text:style-name="T2">Sargenteação</text:span></text:p>
            <text:p text:style-name="P3"><text:span text:style-name="T2"/></text:p>
            <text:p text:style-name="P3"><text:span text:style-name="T2"><text:s text:c="8"/></text:span><text:span text:style-name="T2">MNT</text:span></text:p>
          </draw:text-box>
        </draw:frame>
        <draw:custom-shape draw:style-name="gr2" draw:text-style-name="P1" draw:layer="layout" svg:width="0.9cm" svg:height="1.3cm" svg:x="27.8cm" svg:y="7.7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7.8cm" svg:y="9.9cm">
          <text:p text:style-name="P1">17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6-30T10:19:52.518842919</meta:creation-date>
    <dc:date>2016-06-30T10:36:59.086566005</dc:date>
    <dc:creator>SD Canto</dc:creator>
    <meta:editing-duration>PT1M52S</meta:editing-duration>
    <meta:editing-cycles>1</meta:editing-cycles>
    <meta:document-statistic meta:object-count="19"/>
    <meta:generator>LibreOffice/4.2.8.2$Linux_x86 LibreOffice_project/420m0$Build-2</meta:generator>
  </office:meta>
</office:document-meta>
</file>